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9138AE82FDA277D6.png" manifest:media-type="image/png"/>
  <manifest:file-entry manifest:full-path="Pictures/10000000000000F8000000CBF8EBD98ECECA57A5.png" manifest:media-type="image/png"/>
  <manifest:file-entry manifest:full-path="Pictures/10000000000000BB0000008DF4AC4398BBC21A59.png" manifest:media-type="image/png"/>
  <manifest:file-entry manifest:full-path="Pictures/1000000000000106000000C14A4A96E8C1183A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65cm, 1.162cm, 7.062cm, 2.352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.688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cm" svg:height="2.333cm" draw:transform="rotate (1.58283909863366) translate (14.06cm 12.528cm)">
          <draw:image xlink:href="Pictures/10000000000003E8000003E89138AE82FDA277D6.png" xlink:type="simple" xlink:show="embed" xlink:actuate="onLoad">
            <text:p/>
          </draw:image>
        </draw:frame>
        <draw:frame draw:style-name="gr2" draw:text-style-name="P1" draw:layer="layout" svg:width="3.665cm" svg:height="3cm" svg:x="1.335cm" svg:y="13cm">
          <draw:image xlink:href="Pictures/10000000000000F8000000CBF8EBD98ECECA57A5.png" xlink:type="simple" xlink:show="embed" xlink:actuate="onLoad">
            <text:p/>
          </draw:image>
        </draw:frame>
        <draw:frame draw:style-name="gr2" draw:text-style-name="P1" draw:layer="layout" svg:width="3.957cm" svg:height="2.984cm" svg:x="1.5cm" svg:y="5cm">
          <draw:image xlink:href="Pictures/10000000000000BB0000008DF4AC4398BBC21A59.png" xlink:type="simple" xlink:show="embed" xlink:actuate="onLoad">
            <text:p/>
          </draw:image>
        </draw:frame>
        <draw:custom-shape draw:style-name="gr3" draw:text-style-name="P1" draw:layer="layout" svg:width="4cm" svg:height="2.5cm" svg:x="7.5cm" svg:y="9.5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1cm" draw:transform="rotate (0.629016662418756) translate (4.5cm 12.4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5cm" svg:height="1cm" draw:transform="rotate (-0.716806723794071) translate (6.115cm 7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cm" svg:height="1cm" svg:x="12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3.36cm" svg:height="2.474cm" draw:transform="skewX (0.000349065850398867) rotate (-1.51145513222709) translate (19.801cm 8.5cm)">
          <draw:image xlink:href="Pictures/1000000000000106000000C14A4A96E8C1183AC4.png" xlink:type="simple" xlink:show="embed" xlink:actuate="onLoad">
            <text:p/>
          </draw:image>
        </draw:frame>
        <draw:custom-shape draw:style-name="gr6" draw:text-style-name="P1" draw:layer="layout" svg:width="4.5cm" svg:height="5cm" svg:x="21cm" svg:y="7.5cm">
          <text:p text:style-name="P1">Database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5cm" svg:height="1.673cm" svg:x="1cm" svg:y="8.5cm">
          <draw:text-box>
            <text:p text:style-name="P3"><text:span text:style-name="T1">Pressure Sensor</text:span></text:p>
          </draw:text-box>
        </draw:frame>
        <draw:frame draw:style-name="gr8" draw:text-style-name="P4" draw:layer="layout" svg:width="5.5cm" svg:height="1.673cm" svg:x="0.5cm" svg:y="16cm">
          <draw:text-box>
            <text:p text:style-name="P3"><text:span text:style-name="T1">Displacement</text:span></text:p>
            <text:p text:style-name="P3"><text:span text:style-name="T1">Sensor</text:span></text:p>
          </draw:text-box>
        </draw:frame>
        <draw:frame draw:style-name="gr8" draw:text-style-name="P4" draw:layer="layout" svg:width="5.5cm" svg:height="1.673cm" svg:x="12.5cm" svg:y="13cm">
          <draw:text-box>
            <text:p text:style-name="P3"><text:span text:style-name="T1">Raspberry Pi</text:span></text:p>
            <text:p text:style-name="P3"><text:span text:style-name="T1">Zero W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9H14M2S</meta:editing-duration>
    <meta:editing-cycles>5</meta:editing-cycles>
    <meta:generator>LibreOffice/5.4.2.2$Windows_X86_64 LibreOffice_project/22b09f6418e8c2d508a9eaf86b2399209b0990f4</meta:generator>
    <dc:date>2018-03-07T11:05:15.986000000</dc:date>
    <meta:document-statistic meta:object-count="35"/>
  </office:meta>
</office:document-meta>
</file>